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T1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9cm" svg:height="0.69cm" draw:z-index="0"><draw:image xlink:href="../../odt/images/1021.png" xlink:type="simple" xlink:show="embed" xlink:actuate="onLoad"/></draw:frame></text:p>
          </table:table-cell>
          <table:table-cell table:style-name="Table1.B1" office:value-type="string">
            <text:h text:style-name="P2" text:outline-level="1">Запись в список сигналов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 <text:span text:style-name="T2">C</text:span><text:span text:style-name="T3">и</text:span>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619cm" svg:height="1.3cm" draw:z-index="1"><draw:image xlink:href="../../odt/images/1021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Производит запись данных в локальный список сигналов проекта (или список сигналов подключенной БД).</text:p>
            <text:p text:style-name="P5"><text:span text:style-name="T4">Свойства</text:span>:</text:p>
            <text:list xml:id="list2016707384800218720" text:style-name="L1">
              <text:list-item>
                <text:p text:style-name="P6">Имена сигналов – список имён сигналов, считываемых блоком. Сигналы указываются через точку с запятой. В списке имён допустимо использовать форматирование имён и создание запросов к БД.</text:p>
              </text:list-item>
              <text:list-item>
                <text:p text:style-name="P6">Выбор максимума (ИЛИ).</text:p>
              </text:list-item>
              <text:list-item>
                <text:p text:style-name="P6">Транслировать в исполнительную систему.</text:p>
              </text:list-item>
              <text:list-item>
                <text:p text:style-name="P6">Порт для сортировки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ись в список сигналов</dc:title>
    <dc:date>2014-12-01T18:28:43.50</dc:date>
    <meta:generator>OpenOffice/4.1.1$Win32 OpenOffice.org_project/411m6$Build-9775</meta:generator>
    <meta:editing-duration>PT2H1M29S</meta:editing-duration>
    <meta:editing-cycles>85</meta:editing-cycles>
    <meta:document-statistic meta:table-count="1" meta:image-count="2" meta:object-count="0" meta:page-count="1" meta:paragraph-count="12" meta:word-count="67" meta:character-count="441"/>
  </office:meta>
</office:document-meta>
</file>